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8A7B3F95DCA6D2DE.png" manifest:media-type="image/png"/>
  <manifest:file-entry manifest:full-path="Pictures/100000000000050000000400AD8B4A3F63416F56.png" manifest:media-type="image/png"/>
  <manifest:file-entry manifest:full-path="Pictures/1000000000000500000004006B32D03C23A079DD.png" manifest:media-type="image/png"/>
  <manifest:file-entry manifest:full-path="Pictures/100000000000050000000400442E0FD0848A9B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9bd1" officeooo:paragraph-rsid="000e9bd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327cm, 9.289cm, 13.116cm, 7.9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verage read quality: 47.3999</text:p>
      <text:p text:style-name="P1"/>
      <text:p text:style-name="P1"><draw:frame draw:style-name="fr2" draw:name="Imagen3" text:anchor-type="paragraph" svg:x="-0.205cm" svg:y="0.15cm" svg:width="8.361cm" svg:height="3.838cm" draw:z-index="2"><draw:image xlink:href="Pictures/1000000000000500000004006B32D03C23A079DD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n2" text:anchor-type="paragraph" svg:x="-0.026cm" svg:y="2.496cm" svg:width="17cm" svg:height="13.6cm" draw:z-index="1"><draw:image xlink:href="Pictures/100000000000050000000400442E0FD0848A9B2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n1" text:anchor-type="paragraph" svg:x="0.093cm" svg:y="-0.834cm" svg:width="17cm" svg:height="13.6cm" draw:z-index="0"><draw:image xlink:href="Pictures/100000000000050000000400AD8B4A3F63416F56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4" text:anchor-type="paragraph" svg:x="-0.37cm" svg:y="0.956cm" svg:width="17cm" svg:height="13.6cm" draw:z-index="3"><draw:image xlink:href="Pictures/1000000000000500000004008A7B3F95DCA6D2D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1:05:53.011016430</meta:creation-date>
    <dc:date>2019-10-30T13:22:56.318857490</dc:date>
    <meta:editing-duration>PT15M42S</meta:editing-duration>
    <meta:editing-cycles>1</meta:editing-cycles>
    <meta:document-statistic meta:table-count="0" meta:image-count="4" meta:object-count="0" meta:page-count="2" meta:paragraph-count="1" meta:word-count="4" meta:character-count="29" meta:non-whitespace-character-count="26"/>
    <meta:generator>LibreOffice/6.2.3.2$Linux_X86_64 LibreOffice_project/20$Build-2</meta:generator>
  </office:meta>
</office:document-meta>
</file>